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4ce" officeooo:paragraph-rsid="000614ce"/>
    </style:style>
    <style:style style:name="P2" style:family="paragraph" style:parent-style-name="Standard">
      <style:text-properties officeooo:rsid="000614ce" officeooo:paragraph-rsid="000902f7"/>
    </style:style>
    <style:style style:name="P3" style:family="paragraph" style:parent-style-name="Standard">
      <style:text-properties officeooo:rsid="0006dc4d" officeooo:paragraph-rsid="0006dc4d"/>
    </style:style>
    <style:style style:name="P4" style:family="paragraph" style:parent-style-name="Standard">
      <style:text-properties officeooo:rsid="0006e942" officeooo:paragraph-rsid="0006e942"/>
    </style:style>
    <style:style style:name="P5" style:family="paragraph" style:parent-style-name="Standard">
      <style:text-properties officeooo:rsid="00086b74" officeooo:paragraph-rsid="00086b74"/>
    </style:style>
    <style:style style:name="P6" style:family="paragraph" style:parent-style-name="Standard">
      <style:text-properties officeooo:paragraph-rsid="0006e942"/>
    </style:style>
    <style:style style:name="P7" style:family="paragraph" style:parent-style-name="Standard">
      <style:text-properties officeooo:rsid="0013cb89" officeooo:paragraph-rsid="0013cb89"/>
    </style:style>
    <style:style style:name="P8" style:family="paragraph" style:parent-style-name="Standard">
      <style:text-properties officeooo:rsid="00154214" officeooo:paragraph-rsid="00154214"/>
    </style:style>
    <style:style style:name="P9" style:family="paragraph" style:parent-style-name="Standard">
      <style:text-properties officeooo:rsid="001594d6" officeooo:paragraph-rsid="001594d6"/>
    </style:style>
    <style:style style:name="P10" style:family="paragraph" style:parent-style-name="Standard">
      <style:text-properties officeooo:paragraph-rsid="001594d6"/>
    </style:style>
    <style:style style:name="P11" style:family="paragraph" style:parent-style-name="Standard">
      <style:text-properties officeooo:rsid="00171ea9" officeooo:paragraph-rsid="00171ea9"/>
    </style:style>
    <style:style style:name="P12" style:family="paragraph" style:parent-style-name="Standard">
      <style:text-properties officeooo:rsid="00186b75" officeooo:paragraph-rsid="00186b75"/>
    </style:style>
    <style:style style:name="T1" style:family="text">
      <style:text-properties officeooo:rsid="0006dc4d"/>
    </style:style>
    <style:style style:name="T2" style:family="text">
      <style:text-properties officeooo:rsid="0006e942"/>
    </style:style>
    <style:style style:name="T3" style:family="text">
      <style:text-properties officeooo:rsid="00086b74"/>
    </style:style>
    <style:style style:name="T4" style:family="text">
      <style:text-properties officeooo:rsid="000d5b1b"/>
    </style:style>
    <style:style style:name="T5" style:family="text">
      <style:text-properties officeooo:rsid="000df0ff"/>
    </style:style>
    <style:style style:name="T6" style:family="text">
      <style:text-properties officeooo:rsid="00105195"/>
    </style:style>
    <style:style style:name="T7" style:family="text">
      <style:text-properties officeooo:rsid="001594d6"/>
    </style:style>
    <style:style style:name="T8" style:family="text">
      <style:text-properties officeooo:rsid="00186b75"/>
    </style:style>
    <style:style style:name="T9" style:family="text">
      <style:text-properties officeooo:rsid="0019a8d4"/>
    </style:style>
    <style:style style:name="T10" style:family="text">
      <style:text-properties officeooo:rsid="001f91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/text:p>
      <text:p text:style-name="P2">CREATE TABLE Movies (<text:line-break/> <text:tab/>title varchar(25),</text:p>
      <text:p text:style-name="P1"><text:tab/>year int,</text:p>
      <text:p text:style-name="P1"><text:tab/><text:span text:style-name="T1">length int,</text:span></text:p>
      <text:p text:style-name="P1"><text:tab/><text:span text:style-name="T1">genre varchar(25),</text:span></text:p>
      <text:p text:style-name="P4"><text:tab/>PRIMARY KEY (title, year),</text:p>
      <text:p text:style-name="P6"><text:span text:style-name="T2"><text:tab/></text:span><text:span text:style-name="T4">FOREIGN KEY (starName) REFERENCES <text:s/></text:span><text:span text:style-name="T5">Stars</text:span><text:span text:style-name="T4">(name),</text:span></text:p>
      <text:p text:style-name="P4"><text:tab/><text:span text:style-name="T5">FOREIGN KEY (studioName) REFERENCES Studio(name) </text:span><text:span text:style-name="T6">UNIQUE</text:span></text:p>
      <text:p text:style-name="P3">);</text:p>
      <text:p text:style-name="P4">CREATE TABLE STARS (</text:p>
      <text:p text:style-name="P4"><text:tab/>name varchar(25),</text:p>
      <text:p text:style-name="P4"><text:tab/>address varchar(25),</text:p>
      <text:p text:style-name="P4"><text:tab/><text:span text:style-name="T3">PRIMARY KEY(name)</text:span></text:p>
      <text:p text:style-name="P4">);</text:p>
      <text:p text:style-name="P5">CREATE TABLE Studios (</text:p>
      <text:p text:style-name="P5"><text:tab/>name varchar(25),</text:p>
      <text:p text:style-name="P5"><text:tab/>address varchar(25),</text:p>
      <text:p text:style-name="P5"><text:tab/>PRIMARY KEY(name)</text:p>
      <text:p text:style-name="P5">);</text:p>
      <text:p text:style-name="P4"/>
      <text:p text:style-name="P4"/>
      <text:p text:style-name="P7">2.</text:p>
      <text:p text:style-name="P7"/>
      <text:p text:style-name="P8">CREATE TABLE Studios(</text:p>
      <text:p text:style-name="P8"><text:tab/>name varchar(25) <text:span text:style-name="T10">NOT NULL</text:span>,</text:p>
      <text:p text:style-name="P8"><text:tab/>addr varchar(25),</text:p>
      <text:p text:style-name="P8"><text:tab/>PRIMARY KEY(name)</text:p>
      <text:p text:style-name="P8">);</text:p>
      <text:p text:style-name="P9">CREATE TABLE Crews(</text:p>
      <text:p text:style-name="P9"><text:tab/>number int,</text:p>
      <text:p text:style-name="P9"><text:tab/>crewChief varchar(25),</text:p>
      <text:p text:style-name="P10"><text:span text:style-name="T7"><text:tab/></text:span><text:span text:style-name="T8">P</text:span><text:span text:style-name="T9">RIMARY KEY(number, Studio.name)</text:span></text:p>
      <text:p text:style-name="P11">);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9:59:48.659828733</meta:creation-date>
    <meta:generator>LibreOffice/6.4.7.2$Linux_X86_64 LibreOffice_project/40$Build-2</meta:generator>
    <dc:date>2021-10-24T21:57:38.079197466</dc:date>
    <meta:editing-duration>PT1H23M16S</meta:editing-duration>
    <meta:editing-cycles>18</meta:editing-cycles>
    <meta:document-statistic meta:table-count="0" meta:image-count="0" meta:object-count="0" meta:page-count="2" meta:paragraph-count="30" meta:word-count="75" meta:character-count="555" meta:non-whitespace-character-count="489"/>
  </office:meta>
</office:document-meta>
</file>